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4cm"/>
    </style:style>
    <style:style style:name="co2" style:family="table-column">
      <style:table-column-properties fo:break-before="auto" style:column-width="2.986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963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3.092cm"/>
    </style:style>
    <style:style style:name="co8" style:family="table-column">
      <style:table-column-properties fo:break-before="auto" style:column-width="3.40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1pt" fo:language="none" fo:country="none" style:font-size-asian="11pt" style:font-size-complex="6.25pt"/>
    </style:style>
    <style:style style:name="ce2" style:family="table-cell" style:parent-style-name="Default">
      <style:text-properties style:font-name="Calibri" fo:font-size="11pt" fo:language="en" fo:country="US" style:font-name-asian="Calibri" style:font-size-asian="12pt" style:font-name-complex="Calibri" style:font-size-complex="6.8000001907348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10Bytes</text:p>
          </table:table-cell>
          <table:table-cell office:value-type="string">
            <text:p>20Bytes</text:p>
          </table:table-cell>
          <table:table-cell office:value-type="string">
            <text:p>30Bytes</text:p>
          </table:table-cell>
          <table:table-cell office:value-type="string">
            <text:p>40Bytes</text:p>
          </table:table-cell>
          <table:table-cell office:value-type="string">
            <text:p>50Bytes</text:p>
          </table:table-cell>
          <table:table-cell office:value-type="string">
            <text:p>60Bytes</text:p>
          </table:table-cell>
          <table:table-cell office:value-type="string">
            <text:p>70Bytes</text:p>
          </table:table-cell>
          <table:table-cell office:value-type="string">
            <text:p>80Bytes</text:p>
          </table:table-cell>
        </table:table-row>
        <table:table-row table:style-name="ro2">
          <table:table-cell office:value-type="string">
            <text:p>DataFrameArrivalPeriod*10^6</text:p>
          </table:table-cell>
          <table:table-cell office:value-type="float" office:value="9.923356">
            <text:p>9,923356</text:p>
          </table:table-cell>
          <table:table-cell office:value-type="float" office:value="13.9233356299">
            <text:p>13,9233356299</text:p>
          </table:table-cell>
          <table:table-cell table:style-name="ce1" office:value-type="float" office:value="17.92333563">
            <text:p>17,92333563</text:p>
          </table:table-cell>
          <table:table-cell table:style-name="ce2" office:value-type="float" office:value="21.92333563">
            <text:p>21,92333563</text:p>
          </table:table-cell>
          <table:table-cell table:style-name="ce1" office:value-type="float" office:value="25.92333563">
            <text:p>25,92333563</text:p>
          </table:table-cell>
          <table:table-cell table:style-name="ce2" office:value-type="float" office:value="29.9233356299">
            <text:p>29,9233356299</text:p>
          </table:table-cell>
          <table:table-cell table:style-name="ce1" office:value-type="float" office:value="33.92333563">
            <text:p>33,92333563</text:p>
          </table:table-cell>
          <table:table-cell table:style-name="ce2" office:value-type="float" office:value="37.92333562999">
            <text:p>37,92333563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>
            <draw:frame table:end-cell-address="Foglio1.E26" table:end-x="2.042cm" table:end-y="0.069cm" draw:z-index="0" draw:style-name="gr1" draw:text-style-name="P1" svg:width="17.051cm" svg:height="8.999cm" svg:x="0.1cm" svg:y="0.102cm">
              <draw:object draw:notify-on-update-of-ranges="Foglio1.B1:Foglio1.I1 Foglio1.B2:Foglio1.I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Foglio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0.22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6-05-03T09:57:00.65</meta:creation-date>
    <dc:date>2016-05-03T10:22:35.21</dc:date>
    <dc:creator>Laura </dc:creator>
    <meta:editing-duration>PT9M30S</meta:editing-duration>
    <meta:editing-cycles>2</meta:editing-cycles>
    <meta:generator>OpenOffice/4.1.0$Win32 OpenOffice.org_project/410m18$Build-9764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52cm" svg:height="9cm" xlink:href=".." xlink:type="simple" chart:class="chart:line" chart:style-name="ch1">
        <chart:plot-area chart:style-name="ch2" table:cell-range-address="Foglio1.B1:Foglio1.I2" chart:data-source-has-labels="row" svg:x="1.379cm" svg:y="0.855cm" svg:width="14.991cm" svg:height="6.957cm">
          <chartooo:coordinate-region svg:x="2.014cm" svg:y="1.067cm" svg:width="13.719cm" svg:height="6.072cm"/>
          <chart:axis chart:dimension="x" chart:name="primary-x" chart:style-name="ch3" chartooo:axis-type="auto">
            <chartooo:date-scale/>
            <chart:title svg:x="8.01cm" svg:y="7.993cm" chart:style-name="ch4">
              <text:p>ByteLenght</text:p>
            </chart:title>
            <chart:categories table:cell-range-address="Foglio1.B1:Foglio1.I1"/>
            <chart:grid chart:style-name="ch5" chart:class="major"/>
          </chart:axis>
          <chart:axis chart:dimension="y" chart:name="primary-y" chart:style-name="ch3">
            <chart:title svg:x="0.451cm" svg:y="6.428cm" chart:style-name="ch6">
              <text:p>DataFrameArrivalPeriod [µs]</text:p>
            </chart:title>
            <chart:grid chart:style-name="ch5" chart:class="major"/>
          </chart:axis>
          <chart:series chart:style-name="ch7" chart:values-cell-range-address="Foglio1.B2:Foglio1.I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Bytes</text:p>
                <draw:g>
                  <svg:desc>Foglio1.B1:Foglio1.I1</svg:desc>
                </draw:g>
              </table:table-cell>
              <table:table-cell office:value-type="string">
                <text:p>20Bytes</text:p>
              </table:table-cell>
              <table:table-cell office:value-type="string">
                <text:p>30Bytes</text:p>
              </table:table-cell>
              <table:table-cell office:value-type="string">
                <text:p>40Bytes</text:p>
              </table:table-cell>
              <table:table-cell office:value-type="string">
                <text:p>50Bytes</text:p>
              </table:table-cell>
              <table:table-cell office:value-type="string">
                <text:p>60Bytes</text:p>
              </table:table-cell>
              <table:table-cell office:value-type="string">
                <text:p>70Bytes</text:p>
              </table:table-cell>
              <table:table-cell office:value-type="string">
                <text:p>80Bytes</text:p>
              </table:table-cell>
            </table:table-row>
          </table:table-header-rows>
          <table:table-rows>
            <table:table-row>
              <table:table-cell office:value-type="string">
                <text:p>Riga 2</text:p>
                <draw:g>
                  <svg:desc/>
                </draw:g>
              </table:table-cell>
              <table:table-cell office:value-type="float" office:value="9.923356">
                <text:p>9.923356</text:p>
                <draw:g>
                  <svg:desc>Foglio1.B2:Foglio1.I2</svg:desc>
                </draw:g>
              </table:table-cell>
              <table:table-cell office:value-type="float" office:value="13.9233356299">
                <text:p>13.9233356299</text:p>
              </table:table-cell>
              <table:table-cell office:value-type="float" office:value="17.92333563">
                <text:p>17.92333563</text:p>
              </table:table-cell>
              <table:table-cell office:value-type="float" office:value="21.92333563">
                <text:p>21.92333563</text:p>
              </table:table-cell>
              <table:table-cell office:value-type="float" office:value="25.92333563">
                <text:p>25.92333563</text:p>
              </table:table-cell>
              <table:table-cell office:value-type="float" office:value="29.9233356299">
                <text:p>29.9233356299</text:p>
              </table:table-cell>
              <table:table-cell office:value-type="float" office:value="33.92333563">
                <text:p>33.92333563</text:p>
              </table:table-cell>
              <table:table-cell office:value-type="float" office:value="37.92333562999">
                <text:p>37.92333562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